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withoutfill">
      <style:graphic-properties svg:stroke-width="0.05cm" svg:stroke-color="#000000" draw:marker-start-width="0.28cm" draw:marker-end-width="0.28cm" draw:fill="none" draw:textarea-vertical-align="middle" fo:padding-top="0.15cm" fo:padding-bottom="0.15cm" fo:padding-left="0.275cm" fo:padding-right="0.275cm" loext:decorative="false"/>
    </style:style>
    <style:style style:name="gr3" style:family="graphic" style:parent-style-name="standard">
      <style:graphic-properties svg:stroke-width="0.05cm" svg:stroke-color="#000000" draw:marker-start-width="0.28cm" draw:marker-end-width="0.28cm" draw:fill="none" loext:fill-use-slide-background="false" draw:textarea-vertical-align="middle" draw:auto-grow-height="false" fo:min-height="3.652cm" fo:min-width="3.423cm" fo:padding-top="0.15cm" fo:padding-bottom="0.15cm" fo:padding-left="0.275cm" fo:padding-right="0.275cm" fo:wrap-option="wrap" loext:decorative="false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1.764cm" fo:min-width="0cm" loext:decorative="false"/>
    </style:style>
    <style:style style:name="gr5" style:family="graphic" style:parent-style-name="standard">
      <style:graphic-properties svg:stroke-width="0.03cm" svg:stroke-color="#000000" draw:marker-start-width="0.25cm" draw:marker-end-width="0.25cm" draw:fill-color="#ffffff" draw:textarea-horizontal-align="justify" draw:textarea-vertical-align="middle" draw:auto-grow-height="false" fo:min-height="0cm" fo:min-width="0cm" fo:padding-top="0.14cm" fo:padding-bottom="0.14cm" fo:padding-left="0.265cm" fo:padding-right="0.265cm" loext:decorative="fals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 draw:style-name="gr1">
          <draw:line draw:style-name="gr2" draw:text-style-name="P1" draw:layer="layout" svg:x1="23.05cm" svg:y1="5.138cm" svg:x2="3.102cm" svg:y2="5.138cm">
            <text:p/>
          </draw:line>
          <draw:custom-shape draw:style-name="gr3" draw:text-style-name="P1" draw:layer="layout" svg:width="3.973cm" svg:height="3.952cm" svg:x="1.05cm" svg:y="1.186cm">
            <text:p/>
            <draw:enhanced-geometry draw:glue-point-type="segments" draw:type="mso-spt100" draw:modifiers="-104.136748712792 89.6213348809735" draw:enhanced-path="V 0 0 21600 21600 ?f5 ?f7 ?f1 ?f3 L 10800 10800 Z N">
              <draw:equation draw:name="f0" draw:formula="10800*cos($0 *(pi/180))"/>
              <draw:equation draw:name="f1" draw:formula="?f0 +10800"/>
              <draw:equation draw:name="f2" draw:formula="10800*sin($0 *(pi/180))"/>
              <draw:equation draw:name="f3" draw:formula="?f2 +10800"/>
              <draw:equation draw:name="f4" draw:formula="10800*cos($1 *(pi/180))"/>
              <draw:equation draw:name="f5" draw:formula="?f4 +10800"/>
              <draw:equation draw:name="f6" draw:formula="10800*sin($1 *(pi/180))"/>
              <draw:equation draw:name="f7" draw:formula="?f6 +10800"/>
              <draw:handle draw:handle-position="10800 $0" draw:handle-polar="10800 10800" draw:handle-radius-range-minimum="10800" draw:handle-radius-range-maximum="10800"/>
              <draw:handle draw:handle-position="10800 $1" draw:handle-polar="10800 10800" draw:handle-radius-range-minimum="10800" draw:handle-radius-range-maximum="10800"/>
            </draw:enhanced-geometry>
          </draw:custom-shape>
          <draw:path draw:style-name="gr2" draw:text-style-name="P1" draw:layer="layout" svg:width="19.884cm" svg:height="6.697cm" draw:transform="skewX (0.0143116998663535) rotate (0.136833813356355) translate (2.53186528497409cm 1.20241048034934cm)" svg:viewBox="0 0 19885 6698" svg:d="M0 0c6858 376 7920 1088 19885 6698">
            <text:p/>
          </draw:path>
          <draw:custom-shape draw:style-name="gr4" draw:text-style-name="P2" draw:layer="layout" svg:width="0.273cm" svg:height="2.014cm" svg:x="3.012cm" svg:y="3.094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2" draw:layer="layout" svg:width="0.221cm" svg:height="2.014cm" draw:transform="skewX (-0.122522113490002) rotate (0.0996583002888762) translate (2.545cm 1.27cm)">
            <text:p/>
            <draw:enhanced-geometry svg:viewBox="0 0 21600 21600" draw:type="rectangle" draw:enhanced-path="M 0 0 L 21600 0 21600 21600 0 21600 0 0 Z N"/>
          </draw:custom-shape>
        </draw:g>
        <draw:custom-shape draw:style-name="gr5" draw:text-style-name="P2" draw:layer="layout" svg:width="0.3cm" svg:height="0.3cm" svg:x="0.9cm" svg:y="2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2.5cm" svg:y="1.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4.7cm" svg:y="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12.55cm" svg:y="1.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18cm" svg:y="3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1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12.5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4.7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0.3cm" svg:height="0.3cm" svg:x="2.5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_20_Dot_20_1" draw:display-name="Dash Dot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4cm" fo:page-height="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1T10:08:39.106237795</meta:creation-date>
    <dc:date>2024-09-26T15:02:28.335161634</dc:date>
    <meta:editing-duration>P1DT23H12M13S</meta:editing-duration>
    <meta:editing-cycles>90</meta:editing-cycles>
    <meta:generator>LibreOffice/24.2.5.2$Linux_X86_64 LibreOffice_project/420$Build-2</meta:generator>
    <meta:print-date>2024-09-26T14:30:58.002306340</meta:print-date>
    <meta:printed-by>PDF-Dateien</meta:printed-by>
    <meta:document-statistic meta:object-count="15"/>
  </office:meta>
</office:document-meta>
</file>